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>
      <style:graphic-properties style:protect="size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<text:date style:data-style-name="D1" text:date-value="2015-08-26">26.8.15</text:date></text:span><text:span text:style-name="T1"> </text:span><text:span text:style-name="T1"><text:time style:data-style-name="T1" text:time-value="00:00:00">14:51:04</text:time></text:span></text:p>
          </draw:text-box>
        </draw:frame>
        <draw:frame draw:name="Подзаголовок 2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Для правки текста заголовка щёлкните мышью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8-26">26.8.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8/26/2015 11:00</dc:title>
    <meta:initial-creator>Andrey</meta:initial-creator>
    <dc:creator>Andrey</dc:creator>
    <meta:editing-cycles>5</meta:editing-cycles>
    <meta:creation-date>2015-08-26T07:59:51</meta:creation-date>
    <dc:date>2015-08-26T11:01:43</dc:date>
    <meta:editing-duration>P0D</meta:editing-duration>
    <meta:generator>LibreOffice/4.3.4.1$Windows_x86 LibreOffice_project/bc356b2f991740509f321d70e4512a6a54c5f243</meta:generator>
    <meta:document-statistic meta:object-count="25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